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font-size="10pt" fo:language="en" fo:country="GB" style:font-size-asian="10pt" style:font-size-complex="10pt"/>
    </style:style>
    <style:style style:name="P3" style:family="paragraph" style:parent-style-name="Standard">
      <style:paragraph-properties style:line-height-at-least="0.423cm" style:text-autospace="none"/>
      <style:text-properties fo:color="#000000" style:font-name="Courier" fo:font-size="10pt" fo:language="en" fo:country="GB" style:font-size-asian="10pt" style:font-size-complex="10pt"/>
    </style:style>
    <style:style style:name="P4" style:family="paragraph" style:parent-style-name="Standard">
      <style:paragraph-properties fo:margin-top="0cm" fo:margin-bottom="0.423cm"/>
      <style:text-properties fo:language="en" fo:country="GB"/>
    </style:style>
    <style:style style:name="P5" style:family="paragraph" style:parent-style-name="Heading_20_1">
      <style:text-properties fo:language="en" fo:country="GB"/>
    </style:style>
    <style:style style:name="P6" style:family="paragraph" style:parent-style-name="Heading_20_1" style:master-page-name="Standard">
      <style:paragraph-properties style:page-number="auto"/>
      <style:text-properties fo:language="en" fo:country="GB"/>
    </style:style>
    <style:style style:name="P7" style:family="paragraph" style:parent-style-name="Standard">
      <style:text-properties fo:language="en" fo:country="GB"/>
    </style:style>
    <style:style style:name="P8" style:family="paragraph" style:parent-style-name="Heading_20_2">
      <style:text-properties fo:language="en" fo:country="GB"/>
    </style:style>
    <style:style style:name="T1"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metaclass init method</text:h>
      <text:p text:style-name="Standard"><text:a xlink:type="simple" xlink:href="http://sourceforge.net/mailarchive/forum.php?thread_name=013a01c6470c%24f3ec5810%247207a8c0%40msdog&amp;forum_name=oorexx-devel"><text:span text:style-name="Internet_20_link"><text:span text:style-name="T1">http://sourceforge.net/mailarchive/forum.php?thread_name=013a01c6470c%24f3ec5810%247207a8c0%40msdog&amp;forum_name=oorexx-devel</text:span></text:span></text:a></text:p>
      <text:p text:style-name="P1"> </text:p>
      <text:p text:style-name="P2">From: Geoff &lt;ou0014@0x...&gt; - 2006-03-14 02:12</text:p>
      <text:p text:style-name="P4">Hi there,<text:line-break/><text:line-break/>I was enjoyably exploring the OO features of the interpreter when I came <text:line-break/>across this oddity.<text:line-break/><text:line-break/>When I run this program<text:line-break/><text:line-break/>/* test.rex */<text:line-break/>parse version v<text:line-break/>say v<text:line-break/><text:line-break/>-- the metaclass<text:line-break/>::class meta subclass class<text:line-break/><text:line-break/>::method init<text:line-break/>say 'meta init'<text:line-break/>.message~new(self, .array~of(INIT,super), a, arg(1,A))~send<text:line-break/><text:line-break/>-- the metaclass user<text:line-break/>::class test public subclass object metaclass meta<text:line-break/><text:line-break/>-- also insert a class method here<text:line-break/>::method init class<text:line-break/>say 'test class init'<text:line-break/>.message~new(self, .array~of(INIT,super), a, arg(1,A))~send<text:line-break/><text:line-break/>-- a jumble of inheritance<text:line-break/>::class sub public subclass test<text:line-break/>::class sub2 public subclass sub<text:line-break/>::class sub3 public subclass sub<text:line-break/>::class sub4 public subclass sub3<text:line-break/><text:line-break/>I get this output:<text:line-break/><text:line-break/>C:\exlibris\rexx\&gt;rexx test<text:line-break/>meta init<text:line-break/>test class init<text:line-break/>meta init<text:line-break/>meta init<text:line-break/>test class init<text:line-break/>meta init<text:line-break/>meta init<text:line-break/>test class init<text:line-break/>meta init<text:line-break/><text:soft-page-break/>meta init<text:line-break/>test class init<text:line-break/>meta init<text:line-break/>meta init<text:line-break/>test class init<text:line-break/>meta init<text:line-break/>REXX-ooRexx_3.0(MT) 6.00 24 Mar 2005<text:line-break/><text:line-break/>I can understand the number of times the test::init class method runs. But <text:line-break/>why does meta::init class method run twice as often?</text:p>
      <text:h text:style-name="P8" text:outline-level="2">RE: metaclass init method</text:h>
      <text:p text:style-name="P2">From: Moritz Hoffmann &lt;morits@gm...&gt; - 2006-03-14 11:35</text:p>
      <text:p text:style-name="P4">Geoff wrote:<text:line-break/>&gt; Hi there,<text:line-break/>&gt; I was enjoyably exploring the OO features of the interpreter when I came <text:line-break/>&gt; across this oddity. When I run this program<text:line-break/>[...]<text:line-break/>&gt; I can understand the number of times the test::init class method runs. <text:line-break/>&gt; But why does meta::init class method run twice as often?<text:line-break/>The init method of the class meta is called once by the interpreter to <text:line-break/>initialize the class. After that the init method of the class test is <text:line-break/>started, which sends the init message to the meta class.<text:line-break/>The following modified script better shows the behaviour:<text:line-break/>/* test.rex */<text:line-break/>parse version v<text:line-break/>say v<text:line-break/>-- the metaclass<text:line-break/>::class meta subclass class<text:line-break/>::method init -- called twice, 1) by interpreter, 2) by class test~init<text:line-break/>say 'meta init'<text:line-break/><text:line-break/>-- the metaclass user<text:line-break/>::class test public subclass object metaclass meta<text:line-break/>::method init class<text:line-break/>say 'test class init'<text:line-break/>-- .message~new(self, .array~of(INIT,super), a, arg(1,A))~send<text:line-break/><text:line-break/>Uncommant the last line to see where the double initialization came from.<text:line-break/>Here is the output I got:<text:line-break/>J:\TEMP&gt;test.cmd<text:line-break/>meta init<text:line-break/>test class init<text:line-break/>meta init /* this will only appear if the last line is uncommented */<text:line-break/>OBJREXX 6.00 18 May 1999<text:line-break/></text:p>
      <text:h text:style-name="P5" text:outline-level="1">Runtime class instanciation</text:h>
      <text:h text:style-name="P8" text:outline-level="2">David Ashley</text:h>
      <text:p text:style-name="P3">All I have this as a method in a class</text:p>
      <text:p text:style-name="P3"> </text:p>
      <text:p text:style-name="P3">::method create_event_obj</text:p>
      <text:p text:style-name="P3">use strict arg clsname</text:p>
      <text:p text:style-name="P3">The argument I pass to it is a class name (with a leading period). But it</text:p>
      <text:p text:style-name="P3">does not return an object. Any ideas how to make this work?</text:p>
      <text:p text:style-name="P3"> </text:p>
      <text:p text:style-name="P3">The problem I am trying to solve here is that I want to create an object</text:p>
      <text:p text:style-name="P3">from a many level class hiearchy, but I don't know until run time what</text:p>
      <text:p text:style-name="P3">level I will need.</text:p>
      <text:p text:style-name="P3"> </text:p>
      <text:h text:style-name="P8" text:outline-level="2">Brandon Cherry</text:h>
      <text:p text:style-name="P3">forward to (clsname) message 'new' array ()</text:p>
      <text:p text:style-name="P3"> </text:p>
      <text:p text:style-name="P3">Alternatively, doesn't this work:</text:p>
      <text:p text:style-name="P3">return clsname~new()</text:p>
      <text:h text:style-name="P8" text:outline-level="2">Rick</text:h>
      <text:p text:style-name="P3">Neither one of these will work.  Using 3.2.0, you can use</text:p>
      <text:p text:style-name="P3"> </text:p>
      <text:p text:style-name="P3">(value(name))~new</text:p>
      <text:p text:style-name="P3"> </text:p>
      <text:p text:style-name="P3">or, if using 4.0 (which I believe is the case for you), pass the class</text:p>
      <text:p text:style-name="P3">name without the dot, and do this:</text:p>
      <text:p text:style-name="P3"> </text:p>
      <text:p text:style-name="P3">.context~package~findclass(name)~new</text:p>
      <text:p text:style-name="P1"> </text:p>
      <text:h text:style-name="P5" text:outline-level="1">Using String as Symbol</text:h>
      <text:p text:style-name="Standard"><text:a xlink:type="simple" xlink:href="http://sourceforge.net/mailarchive/message.php?msg_name=48D82092.2010904%40well.com"><text:span text:style-name="Internet_20_link"><text:span text:style-name="T1">http://sourceforge.net/mailarchive/message.php?msg_name=48D82092.2010904%40well.com</text:span></text:span></text:a></text:p>
      <text:p text:style-name="P1"> </text:p>
      <text:p text:style-name="P1">I want to call a class method using a string, something like:<text:line-break/><text:line-break/>.(some_expression)~new(arg, arg ..)<text:line-break/><text:line-break/>e.g.<text:line-break/><text:line-break/>.(my_instance~my_attribute())~new(...)<text:line-break/><text:line-break/>How to use a string an environment/classname symbol?<text:line-break/><text:line-break/>-- <text:line-break/>Jack J. Woehr</text:p>
      <text:p text:style-name="P1"> </text:p>
      <text:p text:style-name="Standard"><text:a xlink:type="simple" xlink:href="http://sourceforge.net/mailarchive/message.php?msg_name=33bd05330809221627y33974624s1c9e323a2ce7fb3b%40mail.gmail.com"><text:span text:style-name="Internet_20_link"><text:span text:style-name="T1">http://sourceforge.net/mailarchive/message.php?msg_name=33bd05330809221627y33974624s1c9e323a2ce7fb3b%40mail.gmail.com</text:span></text:span></text:a></text:p>
      <text:p text:style-name="P1"> </text:p>
      <text:p text:style-name="P1">There are a couple of ways. You can use a message object to do a<text:line-break/>dynamic invocation. the forward instruction can also be used:<text:line-break/><text:line-break/>forward to(object) message(some expression) array(arg, arg, arg,...)<text:line-break/><text:line-break/>Rick</text:p>
      <text:h text:style-name="P5" text:outline-level="1">.method behaviour</text:h>
      <text:p text:style-name="Standard"><text:a xlink:type="simple" xlink:href="http://sourceforge.net/mailarchive/message.php?msg_name=487D1618.102%40gmail.com"><text:span text:style-name="Internet_20_link"><text:span text:style-name="T1">http://sourceforge.net/mailarchive/message.php?msg_name=487D1618.102%40gmail.com</text:span></text:span></text:a></text:p>
      <text:p text:style-name="P1"> </text:p>
      <text:p text:style-name="P1">Hi,<text:line-break/>did the behaviour of the mthod class change recently? A while ago one <text:line-break/>could create instances of this class, supplying a name and a source <text:line-break/>array. To actually run the code one needed to invoke run with arguments, <text:line-break/>prior to this the could would not be executed.<text:line-break/>This is essential to be able to set a security manager before executing <text:line-break/>the source.<text:line-break/><text:line-break/>Now (current trunk) this mechanism does not work anymore, instead the <text:line-break/>code is executed when creating the method.<text:line-break/><text:line-break/>Which is the correct behaviour?<text:line-break/><text:line-break/>Moritz</text:p>
      <text:p text:style-name="P1"> </text:p>
      <text:p text:style-name="Standard"><text:a xlink:type="simple" xlink:href="http://sourceforge.net/mailarchive/message.php?msg_name=33bd05330807151454s1aa984e0kfe18e180736d067a%40mail.gmail.com"><text:span text:style-name="Internet_20_link"><text:span text:style-name="T1">http://sourceforge.net/mailarchive/message.php?msg_name=33bd05330807151454s1aa984e0kfe18e180736d067a%40mail.gmail.com</text:span></text:span></text:a></text:p>
      <text:p text:style-name="P1"> </text:p>
      <text:p text:style-name="P1">A lot of code has been rewritten, so it's possible that something<text:line-break/>unintentional got introduced. Please post a test case showing the<text:line-break/>problem, but I suspect I know what's happening. There was a problem<text:line-break/>in prior releases where Method objects were used as class Methods,<text:line-break/>toplevel programs, and routines. In the latter two cases, the<text:line-break/>directives would be processed the first time the code was called, but<text:line-break/>when used as a method, it would not (Rony opened a problem about<text:line-break/>this). In 4.0, the uses have been decoupled. Toplevel programs and<text:line-break/>routines are instances of .routine, and methods are instances of<text:line-break/>.methods. As part of this, the processing of the directives was keyed<text:line-break/>to happen immediately, which is what you're likely seeing.<text:line-break/><text:line-break/>I'm not terribly happy to see the security manager mechanism get<text:line-break/>overloaded into a class loading mechanism. I think what we really<text:line-break/>need is real designed-from the top classloading mechanism built into<text:line-break/>the the new program structure. I don't have a clear picture of how<text:line-break/>I'd like to implement this, but I believe part of this eventually<text:line-break/>needs to be adding optional security manager and classloader arguments<text:line-break/>to the NEW methods of Routine, Method and Package.<text:line-break/><text:line-break/>Rick</text:p>
      <text:h text:style-name="P5" text:outline-level="1">A little confused about super class</text:h>
      <text:h text:style-name="P8" text:outline-level="2">Mark</text:h>
      <text:p text:style-name="P1">I'm a little confused on which class exactly is the super class.  Take<text:line-break/>this class definition:<text:line-break/><text:line-break/>::class 'DialogControl' public inherit WindowBase WindowExtensions<text:line-break/><text:line-break/>In the native API, if I have a function that uses the pseudo arg<text:line-break/>SUPER, is the super class Object, or WindowBase?  I had been assuming<text:line-break/>Object, but realize I don't know for sure.</text:p>
      <text:h text:style-name="P8" text:outline-level="2">Rick</text:h>
      <text:p text:style-name="P1">The value of SUPER depends upon the context of the method you are in.<text:line-break/>If you're in a method defined by the DialogControl class, then super<text:line-break/>will be Object.  If you are in a method of one of the WindowBase<text:line-break/>classes, then Super will be the immediate superclass of the WindowBase<text:line-break/>class.</text:p>
      <text:p text:style-name="P1"/>
      <text:h text:style-name="Heading_20_1" text:outline-level="1"><text:span text:style-name="Strong_20_Emphasis">Instance method 'new' missing in metaclass 'Class' ... - ID: 1730373</text:span> </text:h>
      <text:p text:style-name="Standard"/>
      <text:h text:style-name="Heading_20_2" text:outline-level="2">Rony</text:h>
      <text:p text:style-name="Standard">The metaclass 'Class' does not list the method 'new', although all class objects (instances of 'Class') in the system must possess (and do possess) that very method in order to be able to create instances of the class they represent.<text:line-break/><text:line-break/>[From the current classifcation tree it is not possible for instances of 'Class' to inherit the method 'new' from the superclass 'Object', as 'new' is not defined to be an instance method there.] </text:p>
      <text:p text:style-name="Standard"/>
      <text:h text:style-name="Heading_20_2" text:outline-level="2">Rick</text:h>
      <text:p text:style-name="Standard">need more information on what you are talking about here. .Class most<text:line-break/>certainly does have a NEW instance method. Please attach an example<text:line-break/>showing the failure. </text:p>
      <text:p text:style-name="Standard"/>
      <text:h text:style-name="Heading_20_2" text:outline-level="2">Rony</text:h>
      <text:p text:style-name="Standard">Sending the message "methods" to ".Class", restricting to return only the<text:line-break/>methods .Class defines does not return "new" in the message supplier. (I<text:line-break/>see that 'instanceMethods(.Class)' will return a 'new' method.) </text:p>
      <text:p text:style-name="Standard"/>
      <text:h text:style-name="Heading_20_2" text:outline-level="2">Rick</text:h>
      <text:p text:style-name="Standard">The "new" method cannot be part of the instance methods of a class created<text:line-break/>by .Class~new, as it would conflict with the "new" method used to create<text:line-break/>class instances. A meta class is used as a template for creating new<text:line-break/>classes, which at some level involves some hand construction. The instance<text:line-break/>methods of the meta class are all of the standard inheritable of class. <text:line-break/>The "new" method is then merged in based on the hierarchy of the used to<text:line-break/>construct the class. This "new" method is one used to create instances of<text:line-break/>the class, not the "new" method from .Class. To pick up the .Class "new"<text:line-break/>method, you need to subclass .Class, not create a new one via new.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6:45:00</meta:creation-date>
    <dc:creator>Jean Louis Faucher</dc:creator>
    <dc:date>2011-08-08T10:06:34.40</dc:date>
    <meta:editing-cycles>7</meta:editing-cycles>
    <meta:editing-duration>PT00H08M44S</meta:editing-duration>
    <meta:generator>OpenOffice.org/3.2$Win32 OpenOffice.org_project/320m18$Build-9502</meta:generator>
    <meta:document-statistic meta:table-count="0" meta:image-count="0" meta:object-count="0" meta:page-count="7" meta:paragraph-count="66" meta:word-count="1255" meta:character-count="7981"/>
  </office:meta>
</office:document-meta>
</file>